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210E6E77D21BF120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2083in" svg:height="5.5in" draw:z-index="0"><draw:image xlink:href="Pictures/10000201000001F400000210E6E77D21BF120D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21:21.261683496</meta:creation-date>
    <dc:date>2018-06-25T10:22:37.484674921</dc:date>
    <meta:editing-duration>PT1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